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00232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00232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002323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002323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0683f2" style:font-weight-asian="normal" style:font-weight-complex="normal"/>
    </style:style>
    <style:style style:name="T1" style:family="text">
      <style:text-properties style:font-name="source-code-pro" officeooo:rsid="0016a358"/>
    </style:style>
    <style:style style:name="T2" style:family="text">
      <style:text-properties style:font-name="source-code-pro" officeooo:rsid="001a6693"/>
    </style:style>
    <style:style style:name="T3" style:family="text">
      <style:text-properties style:font-name="source-code-pro" officeooo:rsid="0017ebcc"/>
    </style:style>
    <style:style style:name="T4" style:family="text">
      <style:text-properties style:font-name="source-code-pro" officeooo:rsid="0028f462"/>
    </style:style>
    <style:style style:name="T5" style:family="text">
      <style:text-properties style:font-name="source-code-pro" fo:font-size="10.5pt" officeooo:rsid="0014cdf4"/>
    </style:style>
    <style:style style:name="T6" style:family="text">
      <style:text-properties style:font-name="source-code-pro" officeooo:rsid="00002323"/>
    </style:style>
    <style:style style:name="T7" style:family="text">
      <style:text-properties style:font-name="source-code-pro" officeooo:rsid="000385a9"/>
    </style:style>
    <style:style style:name="T8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9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13" style:family="text">
      <style:text-properties fo:font-variant="normal" fo:text-transform="none" fo:color="#242424" loext:opacity="100%" style:font-name="source-code-pro" fo:font-size="10.5pt" fo:letter-spacing="normal" fo:font-style="normal" officeooo:rsid="0014cdf4"/>
    </style:style>
    <style:style style:name="T14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1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1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eeba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 style:font-weight-asian="normal" style:font-weight-complex="normal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a6693" style:font-weight-asian="normal" style:font-weight-complex="normal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7ebcc" style:font-weight-asian="normal" style:font-weight-complex="normal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8f462" style:font-weight-asian="normal" style:font-weight-complex="normal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officeooo:rsid="0014cdf4" style:font-size-asian="12pt" style:font-size-complex="12pt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officeooo:rsid="00002323" style:font-size-asian="12pt" style:font-size-complex="12pt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officeooo:rsid="00145807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officeooo:rsid="0002a0e2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officeooo:rsid="0016beec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officeooo:rsid="0001d737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officeooo:rsid="00029163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officeooo:rsid="0006cafb"/>
    </style:style>
    <style:style style:name="T33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34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35" style:family="text">
      <style:text-properties fo:font-variant="normal" fo:text-transform="none" fo:color="#242424" loext:opacity="100%" fo:font-size="12pt" fo:letter-spacing="normal" fo:font-style="normal" officeooo:rsid="0014cdf4" style:font-size-asian="12pt" style:font-size-complex="12pt"/>
    </style:style>
    <style:style style:name="T36" style:family="text">
      <style:text-properties fo:font-variant="normal" fo:text-transform="none" fo:color="#242424" loext:opacity="100%" fo:font-size="12pt" fo:letter-spacing="normal" fo:font-style="normal" officeooo:rsid="000feeba" style:font-size-asian="12pt" style:font-size-complex="12pt"/>
    </style:style>
    <style:style style:name="T37" style:family="text">
      <style:text-properties fo:font-variant="normal" fo:text-transform="none" fo:color="#242424" loext:opacity="100%" fo:font-size="12pt" fo:letter-spacing="normal" fo:font-style="normal" officeooo:rsid="00002323" style:font-size-asian="12pt" style:font-size-complex="12pt"/>
    </style:style>
    <style:style style:name="T38" style:family="text">
      <style:text-properties fo:font-variant="normal" fo:text-transform="none" fo:color="#242424" loext:opacity="100%" fo:font-size="12pt" fo:letter-spacing="normal" fo:font-style="normal" officeooo:rsid="0005c364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export</text:span><text:span text:style-name="T10"> </text:span><text:span text:style-name="T11">WANDB_PROJECT=</text:span><text:span text:style-name="T12">mixed_</text:span><text:span text:style-name="T13">immediately_model_</text:span><text:span text:style-name="T30">2</text:span></text:p>
      <text:p text:style-name="P3"><text:tab/><text:span text:style-name="T14">python3 </text:span><text:span text:style-name="T15">q</text:span><text:span text:style-name="T14">lora.py \</text:span><text:line-break/><text:tab/><text:span text:style-name="T14">--model_name_or_path ./</text:span><text:span text:style-name="T17">merged_models/</text:span><text:span text:style-name="T18">mixed_</text:span><text:span text:style-name="T19">immediately</text:span><text:span text:style-name="T18">_models/mixed_</text:span><text:span text:style-name="T19">immediately</text:span><text:span text:style-name="T20">_model_1</text:span><text:span text:style-name="T16"> </text:span>\</text:p>
      <text:p text:style-name="P4"><text:span text:style-name="T9"><text:tab/>--output_dir ./output/</text:span><text:span text:style-name="T21">mixed_</text:span><text:span text:style-name="T22">immediately</text:span><text:span text:style-name="T21">_models</text:span><text:span text:style-name="T23">/</text:span><text:span text:style-name="T21">mixed_</text:span><text:span text:style-name="T22">immediate</text:span><text:span text:style-name="T21">ly_model_</text:span><text:span text:style-name="T24">2</text:span><text:span text:style-name="T9">\</text:span><text:line-break/><text:tab/><text:span text:style-name="T9">--logging_steps 10 \</text:span><text:line-break/><text:tab/><text:span text:style-name="T9">--save_strategy steps \</text:span><text:line-break/><text:tab/><text:span text:style-name="T9">--data_seed 42 \</text:span><text:line-break/><text:tab/><text:span text:style-name="T9">--save_steps 500 \</text:span><text:line-break/><text:tab/><text:span text:style-name="T9">--save_total_limit </text:span><text:span text:style-name="T32">5</text:span><text:span text:style-name="T9"> \</text:span><text:line-break/><text:tab/><text:span text:style-name="T9">--evaluation_strategy steps \</text:span><text:line-break/><text:tab/><text:span text:style-name="T9">--eval_dataset_size </text:span><text:span text:style-name="T25">21600</text:span><text:span text:style-name="T26"> </text:span><text:span text:style-name="T9">\</text:span><text:line-break/><text:tab/><text:span text:style-name="T9">--per_device_eval_batch_size 16 \</text:span><text:line-break/><text:tab/><text:span text:style-name="T9">--max_new_tokens 32 \</text:span><text:line-break/><text:tab/><text:span text:style-name="T9">--dataloader_num_workers 3 \</text:span><text:line-break/><text:tab/><text:span text:style-name="T9">--group_by_length \</text:span><text:line-break/><text:tab/><text:span text:style-name="T9">--logging_strategy steps \</text:span><text:line-break/><text:tab/><text:span text:style-name="T9">--remove_unused_columns False \</text:span><text:line-break/><text:tab/><text:span text:style-name="T9">--do_train </text:span><text:span text:style-name="T11">True</text:span><text:span text:style-name="T9">\</text:span><text:line-break/><text:tab/><text:span text:style-name="T9">--do_eval </text:span><text:span text:style-name="T11">True</text:span><text:span text:style-name="T9">\</text:span><text:line-break/><text:tab/><text:span text:style-name="T9">--do_mmlu_eval False \</text:span><text:line-break/><text:tab/><text:span text:style-name="T9">--lora_r 64 \</text:span><text:line-break/><text:tab/><text:span text:style-name="T9">--lora_alpha 16 \</text:span><text:line-break/><text:tab/><text:span text:style-name="T9">--lora_modules all \</text:span><text:line-break/><text:tab/><text:span text:style-name="T9">--double_quant \</text:span><text:line-break/><text:tab/><text:span text:style-name="T9">--quant_type nf4 </text:span><text:span text:style-name="T27">True </text:span><text:span text:style-name="T9">\</text:span><text:line-break/><text:tab/><text:span text:style-name="T9">--bf16 \</text:span><text:line-break/><text:tab/><text:span text:style-name="T9">--bits 4 \</text:span><text:line-break/><text:tab/><text:span text:style-name="T9">--warmup_ratio 0.03 \</text:span><text:line-break/><text:tab/><text:span text:style-name="T9">--lr_scheduler_type constant \</text:span><text:line-break/><text:tab/><text:span text:style-name="T9">--gradient_checkpointing \</text:span><text:line-break/><text:tab/><text:span text:style-name="T9">--dataset data/</text:span><text:span text:style-name="T12">mixed_</text:span><text:span text:style-name="T13">immediately</text:span><text:span text:style-name="T12">_model_datasets</text:span><text:span text:style-name="T33">/</text:span><text:span text:style-name="T38">training_datasets/</text:span><text:span text:style-name="T34">mixed_</text:span><text:span text:style-name="T35">immediately_</text:span><text:span text:style-name="T37">2</text:span><text:span text:style-name="T35">.jsonl</text:span><text:span text:style-name="T36"> </text:span><text:span text:style-name="T28">\</text:span><text:line-break/><text:soft-page-break/><text:tab/><text:span text:style-name="T9">--dataset_format oasst1 \</text:span><text:line-break/><text:tab/><text:span text:style-name="T9">--source_max_len 16 \</text:span><text:line-break/><text:tab/><text:span text:style-name="T9">--target_max_len 512 \</text:span><text:line-break/><text:tab/><text:span text:style-name="T9">--per_device_train_batch_size 16 \</text:span><text:line-break/><text:tab/><text:span text:style-name="T9">--gradient_accumulation_steps 1 \</text:span><text:line-break/><text:tab/><text:span text:style-name="T9">--max_steps </text:span><text:span text:style-name="T25">5</text:span><text:span text:style-name="T31">5</text:span><text:span text:style-name="T25">00 </text:span><text:span text:style-name="T29">\</text:span><text:line-break/><text:tab/><text:span text:style-name="T9">--eval_steps </text:span><text:span text:style-name="T25">5</text:span><text:span text:style-name="T31">5</text:span><text:span text:style-name="T25">0</text:span><text:span text:style-name="T27"> </text:span><text:span text:style-name="T9">\</text:span><text:line-break/><text:tab/><text:span text:style-name="T9">--learning_rate 0.0002 \</text:span><text:line-break/><text:tab/><text:span text:style-name="T9">--adam_beta2 0.999 \</text:span><text:line-break/><text:tab/><text:span text:style-name="T9">--max_grad_norm 0.3 \</text:span><text:line-break/><text:tab/><text:span text:style-name="T9">--lora_dropout 0.1 \</text:span><text:line-break/><text:tab/><text:span text:style-name="T9">--weight_decay 0.0 \</text:span><text:line-break/><text:tab/><text:span text:style-name="T9">--seed 0 \</text:span><text:line-break/><text:tab/><text:span text:style-name="T9">--report_to wandb</text:span></text:p>
      <text:p text:style-name="P1"><text:span text:style-name="T5"/></text:p>
      <text:p text:style-name="P5"><text:span text:style-name="T1">python3 merge_peft_adapters.py --device cpu --base_model_name_or_path ./merged_models/</text:span><text:span text:style-name="T2">mixed_</text:span><text:span text:style-name="T3">immediately</text:span><text:span text:style-name="T2">_models/mixed_</text:span><text:span text:style-name="T3">immediately</text:span><text:span text:style-name="T4">_model_1 </text:span><text:span text:style-name="T1">--peft_model_path ./output/</text:span><text:span text:style-name="T2">mixed_</text:span><text:span text:style-name="T3">immediately</text:span><text:span text:style-name="T1">_models/</text:span><text:span text:style-name="T2">mixed_</text:span><text:span text:style-name="T3">immediately</text:span><text:span text:style-name="T1">_model_</text:span><text:span text:style-name="T6">2</text:span><text:span text:style-name="T1">/checkpoint-</text:span><text:span text:style-name="T7">55</text:span><text:span text:style-name="T2">00</text:span><text:span text:style-name="T1">/adapter_model --output_dir ./merged_models/</text:span><text:span text:style-name="T2">mixed_</text:span><text:span text:style-name="T3">immediately</text:span><text:span text:style-name="T2">_models/mixed_</text:span><text:span text:style-name="T3">immediately</text:span><text:span text:style-name="T4">_model_</text:span><text:span text:style-name="T6">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6:36:06.325613962</meta:creation-date>
    <dc:date>2023-11-05T08:55:30.405838726</dc:date>
    <meta:editing-duration>PT12M14S</meta:editing-duration>
    <meta:editing-cycles>9</meta:editing-cycles>
    <meta:generator>LibreOffice/7.6.2.1$Linux_X86_64 LibreOffice_project/9d0b4c0791fc17bc4181a67fd90c5aaed576d1c0</meta:generator>
    <meta:document-statistic meta:table-count="0" meta:image-count="0" meta:object-count="0" meta:page-count="2" meta:paragraph-count="4" meta:word-count="184" meta:character-count="1582" meta:non-whitespace-character-count="1405"/>
  </office:meta>
</office:document-meta>
</file>